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Push Button 1" form:control-implementation="ooo:com.sun.star.form.component.CommandButton" xml:id="control2" form:id="control2" form:label="Ente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Shape1" draw:style-name="gr1" draw:text-style-name="P2" svg:width="2.5598in" svg:height="0.3941in" svg:x="1.3929in" svg:y="0.3929in" draw:control="control1"/><draw:control text:anchor-type="paragraph" draw:z-index="1" draw:name="Shape2" draw:style-name="gr1" draw:text-style-name="P3" svg:width="1.378in" svg:height="0.3941in" svg:x="4.3465in" svg:y="0.3929in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6:32:34.839000000</meta:creation-date>
    <dc:date>2016-05-27T16:33:52.957000000</dc:date>
    <meta:editing-duration>PT1M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0.3$Windows_x86 LibreOffice_project/5e3e00a007d9b3b6efb6797a8b8e57b51ab1f737</meta:generator>
  </office:meta>
</office:document-meta>
</file>